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4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A. I. Solomon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3 May 1876</text:p>
      <text:p text:style-name="P6">Month<text:tab/><text:tab/><text:tab/><text:tab/><text:tab/><text:tab/>May</text:p>
      <text:p text:style-name="P6">Year<text:tab/><text:tab/><text:tab/><text:tab/><text:tab/><text:tab/>1876</text:p>
      <text:p text:style-name="P6">Hebrew Date<text:tab/><text:tab/><text:tab/><text:tab/><text:tab/></text:p>
      <text:p text:style-name="P6">Undated</text:p>
      <text:p text:style-name="P6">City<text:tab/><text:tab/><text:tab/><text:tab/><text:tab/><text:tab/>Washington</text:p>
      <text:p text:style-name="P6">State<text:tab/><text:tab/><text:tab/><text:tab/><text:tab/>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SOLOMONS &amp; CHAPMAN,/</text:span></text:p>
      <text:p text:style-name="P3"><text:span text:style-name="T1">Agts., Lawrence's “Pure Linen” Papers, &amp;c./</text:span></text:p>
      <text:p text:style-name="P3"><text:span text:style-name="T1">SUCCESSORS TO PHILP &amp; SOLOMONS,/</text:span></text:p>
      <text:p text:style-name="P3"><text:span text:style-name="T1">METROPOLITAN BOOKSTORE,/</text:span></text:p>
      <text:p text:style-name="P4"><text:span text:style-name="T1">Washington, May 23d 1876./</text:span></text:p>
      <text:p text:style-name="P2"><text:span text:style-name="T1">Rev. and dear friend./</text:span></text:p>
      <text:p text:style-name="P2"><text:span text:style-name="T1"><text:tab/>I am/ in receipt of your courteous/ favor of the 21</text:span><text:span text:style-name="T2">st</text:span><text:span text:style-name="T1">. and fully/ understand why it is that/ the gentlemen you allude/ to were not succesful[sic]. <text:s/>I/ did not expect they/ would be./</text:span></text:p>
      <text:p text:style-name="P2"><text:span text:style-name="T1"><text:tab/>As requested, I have/ named to them that you/ are unable to take part/ in the coming consecration./</text:span></text:p>
      <text:p text:style-name="P2"><text:span text:style-name="T1"><text:tab/>Thanking you for yr./</text:span></text:p>
      <text:p text:style-name="P2"><text:span text:style-name="T1"/></text:p>
      <text:p text:style-name="P2"><text:span text:style-name="T1">[Page 2]</text:span></text:p>
      <text:p text:style-name="P2"><text:span text:style-name="T1">attention and with re-/spect, I am,/</text:span></text:p>
      <text:p text:style-name="P2"><text:span text:style-name="T1"><text:tab/><text:tab/><text:tab/><text:tab/>yours truly/</text:span></text:p>
      <text:p text:style-name="P2"><text:span text:style-name="T1"><text:tab/><text:tab/><text:tab/><text:tab/>A. I. Solomons/</text:span></text:p>
      <text:p text:style-name="P2"><text:span text:style-name="T1">Rev. S. Mora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1:08:42</meta:creation-date>
    <dc:date>2009-05-28T11:13:08</dc:date>
    <dc:language>en-US</dc:language>
    <meta:editing-cycles>2</meta:editing-cycles>
    <meta:editing-duration>PT4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5" meta:word-count="260" meta:character-count="1835"/>
  </office:meta>
</office:document-meta>
</file>